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text-properties style:font-name="Arial" fo:font-size="13pt" style:font-size-asian="13pt" style:font-size-complex="13pt"/>
    </style:style>
    <style:style style:name="P3" style:family="paragraph" style:parent-style-name="Standard">
      <style:text-properties style:font-name="Arial" fo:font-size="13pt" officeooo:rsid="0006a8af" officeooo:paragraph-rsid="0006a8af" style:font-size-asian="13pt" style:font-size-complex="13pt"/>
    </style:style>
    <style:style style:name="P4" style:family="paragraph" style:parent-style-name="Standard">
      <style:text-properties style:font-name="Arial" fo:font-size="13pt" fo:font-weight="bold" officeooo:rsid="0006a8af" officeooo:paragraph-rsid="0006a8af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Arial" fo:font-size="13pt" style:text-underline-style="solid" style:text-underline-width="auto" style:text-underline-color="font-color" fo:font-weight="bold" officeooo:rsid="0006a8af" officeooo:paragraph-rsid="0006a8af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" fo:font-size="13pt" officeooo:rsid="0007ed75" officeooo:paragraph-rsid="0007ed75" style:font-size-asian="13pt" style:font-size-complex="13pt"/>
    </style:style>
    <style:style style:name="T1" style:family="text">
      <style:text-properties officeooo:rsid="0007ed75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ECIONAMENTO PLATAFORMA</text:p>
      <text:p text:style-name="P2"/>
      <text:p text:style-name="P2">1 - O que ela faria? O que ela não faria?</text:p>
      <text:p text:style-name="P2"/>
      <text:p text:style-name="P3"><text:span text:style-name="T1">Plataforma com </text:span>2 ‘<text:span text:style-name="T1">troncos</text:span>’ <text:span text:style-name="T1">=</text:span> Professor / <text:span text:style-name="T1">A</text:span>luno</text:p>
      <text:p text:style-name="P3"/>
      <text:p text:style-name="P4">A) Professor</text:p>
      <text:p text:style-name="P3"/>
      <text:p text:style-name="P4"><text:span text:style-name="T2">Faz</text:span>:</text:p>
      <text:p text:style-name="P3"/>
      <text:p text:style-name="P3">Cadastramento de aluno - adicionar, excluir, modificar , agrupar alunos</text:p>
      <text:p text:style-name="P3">Chamada – Alguma forma de o professor, verificar a quantidade de presenças e ausências de cada aluno e de um grupo de alunos (filtro - turma);</text:p>
      <text:p text:style-name="P3">Upload de videos;</text:p>
      <text:p text:style-name="P3">Upload de arquivos – texto, pdf, imagens, código</text:p>
      <text:p text:style-name="P3">Agenda – adicionar, excluir, modificar , agrupar atividades (filtro)</text:p>
      <text:p text:style-name="P3">Streaming de vídeo</text:p>
      <text:p text:style-name="P3"/>
      <text:p text:style-name="P5">Não Faz:</text:p>
      <text:p text:style-name="P3"/>
      <text:p text:style-name="P3">Vídeo-aula ao vivo</text:p>
      <text:p text:style-name="P3">Avaliações – implementar teste avaliativos</text:p>
      <text:p text:style-name="P3"/>
      <text:p text:style-name="P3"/>
      <text:p text:style-name="P4">B) Aluno</text:p>
      <text:p text:style-name="P4"/>
      <text:p text:style-name="P4"><text:span text:style-name="T2">Faz</text:span>:</text:p>
      <text:p text:style-name="P3"/>
      <text:p text:style-name="P3">Cadastramento de aluno - adicionar, modificar dados</text:p>
      <text:p text:style-name="P3">Agenda – consulta, agrupar atividades</text:p>
      <text:p text:style-name="P3">Chamada – Alguma forma de o aluno, ao se logar, preencher algo e enviar – o professor receberá, no cadastro do aluno, a presença e a quantidade de frequência </text:p>
      <text:p text:style-name="P3"/>
      <text:p text:style-name="P5">Não Faz:</text:p>
      <text:p text:style-name="P3"/>
      <text:p text:style-name="P3">Avaliações</text:p>
      <text:p text:style-name="P3">Vídeo-aula ao vivo</text:p>
      <text:p text:style-name="P2"/>
      <text:p text:style-name="P2"/>
      <text:p text:style-name="P2">2 - Das coisas que ela faria, o que você sabe fazer? O que não sabe? Qual é a dificuldade de implementar cada? Se não souber fazer, tente pesquisar a dificuldade de implementar para ter uma ideia</text:p>
      <text:p text:style-name="P2"/>
      <text:p text:style-name="P6">Layout Digital – React, JS</text:p>
      <text:p text:style-name="P6">Requisições da api’s externas – Banco?</text:p>
      <text:p text:style-name="P2"/>
      <text:p text:style-name="P2"/>
      <text:p text:style-name="P2"><text:soft-page-break/>3 - Quais requisitos funcionais ela teria? Quais requisitos não funcionais ela teria? (Seria legal também dividir o que é obrigatório e o que é opcional)</text:p>
      <text:p text:style-name="P2"/>
      <text:p text:style-name="P2"/>
      <text:p text:style-name="P2">4 - Como podemos garatir que haverá Java, banco de dados e React no nosso projeto? Prof disse que é obrigatório</text:p>
      <text:p text:style-name="P2"/>
      <text:p text:style-name="P6">React – por se tratar de site, toda a implementação visual será com React/JS</text:p>
      <text:p text:style-name="P6">Java – tratamento das requisições externas e também banco de dado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19:16:03.282470740</meta:creation-date>
    <dc:date>2025-07-15T19:30:57.869442825</dc:date>
    <meta:editing-duration>PT4M33S</meta:editing-duration>
    <meta:editing-cycles>1</meta:editing-cycles>
    <meta:document-statistic meta:table-count="0" meta:image-count="0" meta:object-count="0" meta:page-count="2" meta:paragraph-count="29" meta:word-count="252" meta:character-count="1519" meta:non-whitespace-character-count="1284"/>
    <meta:generator>LibreOffice/25.2.4.3$Linux_X86_64 LibreOffice_project/520$Build-3</meta:generator>
  </office:meta>
</office:document-meta>
</file>